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Title" style:master-page-name="Standard">
      <style:paragraph-properties style:page-number="1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htr008abcj5u"/>Kafka Producer og Skema registry</text:p>
      <text:p text:style-name="P1"/>
      <text:p text:style-name="P1"><text:s/>I langt de fleste tilfælde vil events i praksis være serialiseringer af objekter, hvis klasser er genereret ud fra skemaerne. <text:s/></text:p>
      <text:p text:style-name="P1">Der vil derfor ikke være events, som producer har genereret, der ikke er skemavalide når de lægges på Kafka. </text:p>
      <text:p text:style-name="P1">Det vil derfor være et unødvendigt overhead at skemavalidere på producer-siden. Hvis producer laver ”håndholdte” events eller efterfølgende redigerer i events inden de lægges på Kafka, så vil det til gengæld give værdi at skemavalidere – men vi bør kraftigt fraråde at producer opfører sig sådan. </text:p>
      <text:p text:style-name="P1">På consumer-siden er det formodentlig altid være værdifuldt at skemavalidere de indkomne events.</text:p>
      <text:p text:style-name="P1"/>
      <text:p text:style-name="P1">Alt dette er vel ret analogt med det, man gør ifm. services: Her vil kalderen som oftest heller ikke skemavalidere det udgående kald, da det er serialiseret af objekter, der er genereret ud fra de samme skema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39" meta:character-count="873" meta:non-whitespace-character-count="734"/>
    <meta:generator>LibreOfficeDev/6.0.5.2$Linux_X86_64 LibreOffice_project/</meta:generator>
  </office:meta>
</office:document-meta>
</file>